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a5e" officeooo:paragraph-rsid="0015ea5e"/>
    </style:style>
    <style:style style:name="P2" style:family="paragraph" style:parent-style-name="Standard">
      <style:text-properties fo:font-weight="bold" officeooo:rsid="0015ea5e" officeooo:paragraph-rsid="0015ea5e" style:font-weight-asian="bold" style:font-weight-complex="bold"/>
    </style:style>
    <style:style style:name="T1" style:family="text">
      <style:text-properties officeooo:rsid="0017c5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UCHE</text:p>
      <text:p text:style-name="P1">Carte Ethernet express-<text:span text:style-name="T1">card</text:span></text:p>
      <text:p text:style-name="P1">192.168.12.14</text:p>
      <text:p text:style-name="P1">Allied Vision Technologies-Manta_G-125C (E0020003)-50-0503346635</text:p>
      <text:p text:style-name="P1"/>
      <text:p text:style-name="P2">DROITE</text:p>
      <text:p text:style-name="P1">Carte Ethernet intégrée</text:p>
      <text:p text:style-name="P1">192.168.11.42</text:p>
      <text:p text:style-name="P1">Allied Vision Technologies-Manta_G-125C-50-05033188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3:12:12.153321041</meta:creation-date>
    <dc:date>2019-01-31T20:20:23.700981458</dc:date>
    <meta:editing-duration>PT7M40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1" meta:paragraph-count="8" meta:word-count="17" meta:character-count="205" meta:non-whitespace-character-count="196"/>
  </office:meta>
</office:document-meta>
</file>